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4000000180A9E022C057F0E993.png" manifest:media-type="image/png"/>
  <manifest:file-entry manifest:full-path="Pictures/10017C0C000043CD000027FF0B77DDBD0E85FB4B.svg" manifest:media-type="image/svg+xml"/>
  <manifest:file-entry manifest:full-path="Pictures/1000000000000240000001800A1D2D979F2B8EE3.pdf" manifest:media-type="application/pdf"/>
  <manifest:file-entry manifest:full-path="Pictures/1001BD5A000082D800002584C3F757E6A7191997.svg" manifest:media-type="image/svg+xml"/>
  <manifest:file-entry manifest:full-path="Pictures/10000201000005290000017B1A9617699E698088.png" manifest:media-type="image/png"/>
  <manifest:file-entry manifest:full-path="Pictures/10000201000002F0000001BB11AB564E88AE190D.png" manifest:media-type="image/png"/>
  <manifest:file-entry manifest:full-path="Pictures/10000201000001980000018798F07C978207D622.png" manifest:media-type="image/png"/>
  <manifest:file-entry manifest:full-path="Pictures/100028B7000024CB0000233EC8BFEE0A2CA1114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.635cm" fo:text-indent="0cm"/>
    </style:style>
    <style:style style:name="P3" style:family="paragraph">
      <loext:graphic-properties draw:fill="none" draw:fill-color="#ffffff"/>
      <style:paragraph-properties fo:margin-left="0cm" fo:margin-right="0.635cm" fo:text-indent="0cm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02cm" svg:height="6.223cm" svg:x="0cm" svg:y="7.513cm">
          <draw:image xlink:href="Pictures/100028B7000024CB0000233EC8BFEE0A2CA11142.svg" xlink:type="simple" xlink:show="embed" xlink:actuate="onLoad" loext:mime-type="image/svg+xml">
            <text:p/>
          </draw:image>
          <draw:image xlink:href="Pictures/10000201000001980000018798F07C978207D622.png" xlink:type="simple" xlink:show="embed" xlink:actuate="onLoad" loext:mime-type="image/png"/>
        </draw:frame>
        <draw:frame draw:style-name="gr1" draw:text-style-name="P1" draw:layer="layout" svg:width="26.034cm" svg:height="7.463cm" svg:x="0.001cm" svg:y="0.03cm">
          <draw:image xlink:href="Pictures/1001BD5A000082D800002584C3F757E6A7191997.svg" xlink:type="simple" xlink:show="embed" xlink:actuate="onLoad" loext:mime-type="image/svg+xml">
            <text:p/>
          </draw:image>
          <draw:image xlink:href="Pictures/10000201000005290000017B1A9617699E698088.png" xlink:type="simple" xlink:show="embed" xlink:actuate="onLoad" loext:mime-type="image/png"/>
        </draw:frame>
        <draw:frame draw:style-name="gr2" draw:text-style-name="P3" draw:layer="layout" svg:width="2.166cm" svg:height="1.089cm" svg:x="-0.254cm" svg:y="7.127cm">
          <draw:text-box>
            <text:p text:style-name="P2"><text:span text:style-name="T1">(b)</text:span></text:p>
          </draw:text-box>
        </draw:frame>
        <draw:frame draw:style-name="gr2" draw:text-style-name="P3" draw:layer="layout" svg:width="2.166cm" svg:height="1.089cm" svg:x="-0.254cm" svg:y="-0.172cm">
          <draw:text-box>
            <text:p text:style-name="P2"><text:span text:style-name="T1">(a)</text:span></text:p>
          </draw:text-box>
        </draw:frame>
        <draw:frame draw:style-name="gr3" draw:text-style-name="P4" draw:layer="layout" svg:width="3.229cm" svg:height="0.662cm" svg:x="3.121cm" svg:y="1.524cm">
          <draw:text-box>
            <text:p><text:span text:style-name="T2">(</text:span><text:span text:style-name="T3">Shewanella</text:span><text:span text:style-name="T2">)</text:span></text:p>
          </draw:text-box>
        </draw:frame>
        <draw:frame draw:style-name="gr3" draw:text-style-name="P4" draw:layer="layout" svg:width="4.425cm" svg:height="0.662cm" svg:x="3.449cm" svg:y="1.905cm">
          <draw:text-box>
            <text:p><text:span text:style-name="T2">(</text:span><text:span text:style-name="T3">Synechococcales</text:span><text:span text:style-name="T2">)</text:span></text:p>
          </draw:text-box>
        </draw:frame>
        <draw:frame draw:style-name="gr1" draw:text-style-name="P1" draw:layer="layout" svg:width="9.271cm" svg:height="6.181cm" svg:x="16.764cm" svg:y="7.511cm">
          <draw:image xlink:href="Pictures/1000000000000240000001800A1D2D979F2B8EE3.pdf" xlink:type="simple" xlink:show="embed" xlink:actuate="onLoad" loext:mime-type="application/pdf">
            <text:p/>
          </draw:image>
          <draw:image xlink:href="Pictures/100000000000024000000180A9E022C057F0E993.png" xlink:type="simple" xlink:show="embed" xlink:actuate="onLoad" loext:mime-type="image/png"/>
        </draw:frame>
        <draw:frame draw:style-name="gr1" draw:text-style-name="P1" draw:layer="layout" svg:width="10.541cm" svg:height="6.218cm" svg:x="6.427cm" svg:y="7.512cm">
          <draw:image xlink:href="Pictures/10017C0C000043CD000027FF0B77DDBD0E85FB4B.svg" xlink:type="simple" xlink:show="embed" xlink:actuate="onLoad" loext:mime-type="image/svg+xml">
            <text:p/>
          </draw:image>
          <draw:image xlink:href="Pictures/10000201000002F0000001BB11AB564E88AE190D.png" xlink:type="simple" xlink:show="embed" xlink:actuate="onLoad" loext:mime-type="image/png"/>
        </draw:frame>
        <draw:frame draw:style-name="gr2" draw:text-style-name="P3" draw:layer="layout" svg:width="2.166cm" svg:height="1.089cm" svg:x="16.546cm" svg:y="7.132cm">
          <draw:text-box>
            <text:p text:style-name="P2"><text:span text:style-name="T1">(d)</text:span></text:p>
          </draw:text-box>
        </draw:frame>
        <draw:frame draw:style-name="gr2" draw:text-style-name="P3" draw:layer="layout" svg:width="2.166cm" svg:height="1.089cm" svg:x="5.946cm" svg:y="7.132cm">
          <draw:text-box>
            <text:p text:style-name="P2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6.035cm" fo:page-height="13.7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1:18:00.426593124</meta:creation-date>
    <dc:date>2019-08-08T14:52:52.914795301</dc:date>
    <meta:editing-duration>PT59M31S</meta:editing-duration>
    <meta:editing-cycles>19</meta:editing-cycles>
    <meta:generator>LibreOffice/6.1.2.1$MacOSX_X86_64 LibreOffice_project/65905a128db06ba48db947242809d14d3f9a93fe</meta:generator>
    <meta:document-statistic meta:object-count="10"/>
  </office:meta>
</office:document-meta>
</file>